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01:32:54.124847847</meta:creation-date>
    <dc:date>2018-12-26T01:33:51.619334644</dc:date>
    <meta:editing-duration>PT57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plot-area chart:style-name="ch2" chart:data-source-has-labels="both" svg:x="0.504cm" svg:y="0.243cm" svg:width="24.192cm" svg:height="11.694cm">
          <chartooo:coordinate-region svg:x="1.125cm" svg:y="0.442cm" svg:width="23.571cm" svg:height="10.84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</table:table-row>
          </table:table-header-rows>
          <table:table-rows>
            <table:table-row>
              <table:table-cell office:value-type="string">
                <text:p>Diagnóstico de melanom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nálise de imgens médica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studo do cânc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tudo de Deep Learn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